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3333" draw:fill="solid" draw:fill-color="#ff3333" draw:textarea-horizontal-align="justify" draw:textarea-vertical-align="middle" draw:auto-grow-height="false" fo:min-height="1.59cm" fo:min-width="1.34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35cm" fo:min-width="2.1cm"/>
    </style:style>
    <style:style style:name="gr3" style:family="graphic" style:parent-style-name="standard">
      <style:graphic-properties svg:stroke-color="#ff3333" draw:fill="none" draw:fill-color="#729fcf" draw:textarea-horizontal-align="justify" draw:textarea-vertical-align="middle" draw:auto-grow-height="false" fo:min-height="1.59cm" fo:min-width="1.3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ff333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="none" draw:fill-color="#ffffff"/>
      <style:text-properties fo:color="#999999"/>
    </style:style>
    <style:style style:name="P5" style:family="paragraph">
      <loext:graphic-properties draw:fill-color="#ffffff"/>
    </style:style>
    <style:style style:name="T1" style:family="text">
      <style:text-properties fo:color="#9999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2.6cm" svg:height="2.6cm" svg:x="12.4cm" svg:y="7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2.6cm" svg:height="1.6cm" svg:x="12.4cm" svg:y="7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6cm" svg:height="2.6cm" svg:x="12.4cm" svg:y="7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1.687cm" svg:height="1.038cm" svg:x="12.9cm" svg:y="7.8cm">
            <draw:text-box>
              <text:p><text:span text:style-name="T1">ATP</text:span></text:p>
            </draw:text-box>
          </draw:frame>
        </draw:g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11:26:03.751239394</meta:creation-date>
    <dc:date>2016-01-25T11:28:50.132067057</dc:date>
    <meta:editing-duration>PT3M18S</meta:editing-duration>
    <meta:editing-cycles>1</meta:editing-cycles>
    <meta:document-statistic meta:object-count="28"/>
    <meta:generator>LibreOffice/5.0.2.2$Linux_X86_64 LibreOffice_project/00m0$Build-2</meta:generator>
  </office:meta>
</office:document-meta>
</file>